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5cfe5" officeooo:paragraph-rsid="0015cfe5"/>
    </style:style>
    <style:style style:name="P2" style:family="paragraph" style:parent-style-name="Standard" style:list-style-name="L1">
      <style:text-properties officeooo:paragraph-rsid="0015cfe5"/>
    </style:style>
    <style:style style:name="P3" style:family="paragraph" style:parent-style-name="Standard">
      <style:text-properties officeooo:paragraph-rsid="0015cfe5"/>
    </style:style>
    <style:style style:name="P4" style:family="paragraph" style:parent-style-name="Standard">
      <style:text-properties officeooo:rsid="00196538" officeooo:paragraph-rsid="00196538"/>
    </style:style>
    <style:style style:name="P5" style:family="paragraph" style:parent-style-name="Standard">
      <style:text-properties officeooo:rsid="00196538" officeooo:paragraph-rsid="001b2de6"/>
    </style:style>
    <style:style style:name="P6" style:family="paragraph" style:parent-style-name="Standard">
      <style:text-properties officeooo:paragraph-rsid="00196538"/>
    </style:style>
    <style:style style:name="P7" style:family="paragraph" style:parent-style-name="Standard" style:list-style-name="L3">
      <style:text-properties officeooo:paragraph-rsid="00196538"/>
    </style:style>
    <style:style style:name="P8" style:family="paragraph" style:parent-style-name="Standard" style:list-style-name="L4">
      <style:text-properties officeooo:rsid="001b2de6" officeooo:paragraph-rsid="001b2de6"/>
    </style:style>
    <style:style style:name="P9" style:family="paragraph" style:parent-style-name="Standard">
      <style:text-properties officeooo:rsid="001b2de6" officeooo:paragraph-rsid="001b2de6"/>
    </style:style>
    <style:style style:name="P10" style:family="paragraph" style:parent-style-name="Standard">
      <style:text-properties officeooo:rsid="001b2de6" officeooo:paragraph-rsid="001d03d1"/>
    </style:style>
    <style:style style:name="P11" style:family="paragraph" style:parent-style-name="Standard">
      <style:text-properties officeooo:rsid="001d03d1" officeooo:paragraph-rsid="001d03d1"/>
    </style:style>
    <style:style style:name="P12" style:family="paragraph" style:parent-style-name="Standard">
      <style:text-properties officeooo:rsid="001e8aca" officeooo:paragraph-rsid="001e8aca"/>
    </style:style>
    <style:style style:name="P13" style:family="paragraph" style:parent-style-name="Standard">
      <style:text-properties officeooo:rsid="001e8aca" officeooo:paragraph-rsid="001fc50f"/>
    </style:style>
    <style:style style:name="T1" style:family="text">
      <style:text-properties officeooo:rsid="0015cfe5"/>
    </style:style>
    <style:style style:name="T2" style:family="text">
      <style:text-properties officeooo:rsid="0017916a"/>
    </style:style>
    <style:style style:name="T3" style:family="text">
      <style:text-properties officeooo:rsid="00196538"/>
    </style:style>
    <style:style style:name="T4" style:family="text">
      <style:text-properties fo:font-weight="bold"/>
    </style:style>
    <style:style style:name="T5" style:family="text">
      <style:text-properties fo:font-weight="bold" officeooo:rsid="00196538"/>
    </style:style>
    <style:style style:name="T6" style:family="text">
      <style:text-properties officeooo:rsid="001b2de6"/>
    </style:style>
    <style:style style:name="T7" style:family="text">
      <style:text-properties officeooo:rsid="001d03d1"/>
    </style:style>
    <style:style style:name="T8" style:family="text">
      <style:text-properties officeooo:rsid="001e8aca"/>
    </style:style>
    <style:style style:name="T9" style:family="text">
      <style:text-properties officeooo:rsid="001fc5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1009198" text:style-name="L1">
        <text:list-item>
          <text:p text:style-name="P2"><text:span text:style-name="T1">Resumen Moodle.</text:span></text:p>
        </text:list-item>
      </text:list>
      <text:p text:style-name="P3"/>
      <text:p text:style-name="P1">Según <text:s/>su propia documentación, la plataforma Moodle ha sido construida con el “constructivismo social” como referente pedagógico, <text:span text:style-name="T2">por ello es que no puede ser vista como un mero deposito de contenidos o un medio de intercambio de mensajería. La idea de Moodle es la de un aprendizaje activo y colaborativo, y es en función de esa mirada que ha ido desarrollando diferentes herramientas para dar soporte a un proceso de aprendizaje de esas características. </text:span></text:p>
      <text:p text:style-name="P1"><text:tab/></text:p>
      <text:p text:style-name="P4">Algunos principios del aprendizaje colaborativo:</text:p>
      <text:p text:style-name="P4"/>
      <text:p text:style-name="P6"><text:span text:style-name="T3">1) </text:span><text:span text:style-name="T4">Todos somos tanto profesores como alumnos potenciales - en un entorno verdaderamente colaborativo somos las dos cosas</text:span>.</text:p>
      <text:p text:style-name="P6"/>
      <text:p text:style-name="P6"><text:span text:style-name="T3">2) </text:span><text:span text:style-name="T4">Aprendemos particularmente bien creando o expresando algo para que otros lo vean.</text:span></text:p>
      <text:p text:style-name="P6"><text:span text:style-name="T4"/></text:p>
      <text:p text:style-name="P6"><text:span text:style-name="T5">3) </text:span><text:span text:style-name="T4">Aprendemos mucho simplemente observando la actividad de nuestros pares.</text:span></text:p>
      <text:p text:style-name="P6"><text:span text:style-name="T5"/></text:p>
      <text:p text:style-name="P6"><text:span text:style-name="T5">4) </text:span><text:span text:style-name="T4">Entendiendo el contexto de otros podemos enseñar de un modo más transformacional (constructivismo).</text:span></text:p>
      <text:p text:style-name="P6"><text:span text:style-name="T5"/></text:p>
      <text:p text:style-name="P6"><text:span text:style-name="T5">5) </text:span><text:span text:style-name="T4">Un entorno de aprendizaje necesita ser flexible y adaptable para poder responder con rapidez a las necesidades de los participantes en su interior.</text:span></text:p>
      <text:p text:style-name="P6"><text:span text:style-name="T5"/></text:p>
      <text:p text:style-name="P4">En función de estos principios o premisas, la plataforma se ha estructurado en dos grandes campos: las actividades y los recursos. <text:span text:style-name="T6">Las actividades se consideran algo que el estudiante “hace” y los recursos algo que el estediante “tiene”</text:span></text:p>
      <text:p text:style-name="P4"/>
      <text:list xml:id="list984174953" text:style-name="L3">
        <text:list-item>
          <text:p text:style-name="P7"><text:span text:style-name="T3">Recursos:</text:span></text:p>
          <text:p text:style-name="P7"/>
        </text:list-item>
      </text:list>
      <text:p text:style-name="P5">Los recursos son objetos que pueden ser usados en el proceso de aprendizaje. Básicamente archivos (pdf, jpg, etc), carpetas, libros, URL’s, páginas <text:span text:style-name="T6">web</text:span> (Moodle tiene un editor de páginas web integrado), <text:span text:style-name="T6">paquetes de contenido IMS y Etiquetas que pueden ser palabras o imágenes que permiten separar recursos y actividades en unidades temáticas. </text:span></text:p>
      <text:p text:style-name="P5"/>
      <text:list xml:id="list781741957" text:style-name="L4">
        <text:list-item>
          <text:p text:style-name="P8">Actividades:</text:p>
        </text:list-item>
      </text:list>
      <text:p text:style-name="P9"/>
      <text:p text:style-name="P9">Las actividades son el corazón de la plataforma. Conviene listar <text:span text:style-name="T7">algunas de ellas</text:span> con algo más de detalle:</text:p>
      <text:p text:style-name="P9"/>
      <text:p text:style-name="P10">1) Tareas: las tareas son definidas por el profesor con una fecha límite para completarla. Se incorporan al calendario de los alumnos como un enlace a una página donde tendrán <text:span text:style-name="T7">una zona para subir los archivos correspondientes al </text:span><text:soft-page-break/><text:span text:style-name="T7">trabajo. El profesor puede hacer la devolución del trabajo en la misma página y el estudiante puede descargar, editar y re-entregar el archivo en caso de ser necesario.</text:span></text:p>
      <text:p text:style-name="P10"/>
      <text:p text:style-name="P11">2) Foros: los foros son espacios temáticos donde todos ven los aportes de todos. Moodle no pone restricciones a la cantidad de foros que se pueden abrir dentro de un curso.</text:p>
      <text:p text:style-name="P11"/>
      <text:p text:style-name="P12">3) Wiki: espacio donde todos pueden compartir páginas web que hayan utilizado para el estudio de un tema o resolución de un trabajo.</text:p>
      <text:p text:style-name="P12"/>
      <text:p text:style-name="P11"><text:span text:style-name="T8">4</text:span>) Taller: <text:span text:style-name="T8">su característica principal es la evaluación por pares. Los estudiantes envían un trabajo y recibirán devoluciones de uno o varios de sus pares que evaluarán el trabajo según las especificaciones del profesor.</text:span></text:p>
      <text:p text:style-name="P11"/>
      <text:p text:style-name="P12">5) Glosario: Moodle permite definir uno o más glosarios que pueden ser editados a lo largo del curso. Esta herramienta puede usarse para contar con referencias a términos técnicos o para ir construyendo y sintetizando conceptos teóricos aprehendidos a lo largo del curso.</text:p>
      <text:p text:style-name="P12"/>
      <text:p text:style-name="P12">6) Examen: es básicamente un cuestionario pero que admite una cantidad no despreciable de configuraciones. Puede ser un típico multiple choise, admitir respuestas múltiples, mostrar “ayudas”, mostrar la respuesta correcta cuando se terminó de contestar un ítem, respuestas de desarrollo, verdadero o falso, relacionar conceptos entre columnas, etc. Lo cual muestra la potencialidad de esta herramienta para generar actividades en esquemas de semi-presencialidad.</text:p>
      <text:p text:style-name="P12"/>
      <text:p text:style-name="P13"><text:span text:style-name="T9">7) Base de Datos: esta actividad consiste en la construcción colaborativa de una base de datos donde las entradas tienen un formato predeterminado. Se utiliza a menudo para fijar conocimientos en analogía a las “fichas técnicas”.</text:span></text:p>
      <text:p text:style-name="P13"/>
      <text:p text:style-name="P13"><text:span text:style-name="T9">Otros tipos de actividades: </text:span></text:p>
      <text:p text:style-name="P13"/>
      <text:p text:style-name="P13"><text:span text:style-name="T9">1) Chat</text:span></text:p>
      <text:p text:style-name="P13"><text:span text:style-name="T9">2) Elección (multiple choise)</text:span></text:p>
      <text:p text:style-name="P13"><text:span text:style-name="T9">3) Retroalimentación</text:span></text:p>
      <text:p text:style-name="P13"><text:span text:style-name="T9">4) Lección</text:span></text:p>
      <text:p text:style-name="P13"><text:span text:style-name="T9">5) SCORM</text:span></text:p>
      <text:p text:style-name="P13"><text:span text:style-name="T9">6) Encuestas predefinidas (colectar información personal de los alumnos)</text:span> </text:p>
      <text:p text:style-name="P10"/>
      <text:p text:style-name="P10"><text:span text:style-name="T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08:06:36.401209579</meta:creation-date>
    <dc:date>2018-07-24T10:25:15.657814791</dc:date>
    <meta:editing-duration>PT5M34S</meta:editing-duration>
    <meta:editing-cycles>1</meta:editing-cycles>
    <meta:document-statistic meta:table-count="0" meta:image-count="0" meta:object-count="0" meta:page-count="2" meta:paragraph-count="30" meta:word-count="595" meta:character-count="3821" meta:non-whitespace-character-count="3250"/>
    <meta:generator>LibreOffice/6.0.4.2$Linux_X86_64 LibreOffice_project/00m0$Build-2</meta:generator>
  </office:meta>
</office:document-meta>
</file>